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f0" svg:font-family="ff0, 'Times New Roman', Times, serif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0pt" style:font-size-asian="10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1pt" style:font-size-asian="11pt" style:font-size-complex="11pt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1pt" style:font-size-asian="11pt" style:font-size-complex="11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orphans="2" fo:widows="2" fo:text-indent="0in" style:auto-text-indent="false"/>
      <style:text-properties fo:font-size="12pt" style:font-size-asian="10.5pt" style:font-size-complex="12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orphans="2" fo:widows="2" fo:text-indent="0in" style:auto-text-indent="false"/>
      <style:text-properties fo:font-size="12pt" style:font-size-asian="12pt" style:font-size-complex="12pt"/>
    </style:style>
    <style:style style:name="T1" style:family="text">
      <style:text-properties fo:color="#7f0055" style:font-name="Consolas" fo:font-size="10pt" fo:font-weight="bold" style:font-size-asian="10pt" style:font-weight-asian="bold"/>
    </style:style>
    <style:style style:name="T2" style:family="text">
      <style:text-properties fo:color="#7f0055" style:font-name="Consolas" fo:font-size="10pt" fo:font-weight="bold" style:font-size-asian="10pt" style:font-weight-asian="bold" fo:background-color="#d4d4d4"/>
    </style:style>
    <style:style style:name="T3" style:family="text">
      <style:text-properties fo:color="#7f0055" style:font-name="Consolas" fo:font-weight="bold" style:font-weight-asian="bold"/>
    </style:style>
    <style:style style:name="T4" style:family="text">
      <style:text-properties fo:color="#000000" style:font-name="Consolas" fo:font-size="10pt" style:font-size-asian="10pt"/>
    </style:style>
    <style:style style:name="T5" style:family="text">
      <style:text-properties fo:color="#000000" style:font-name="Consolas" fo:font-size="10pt" style:font-size-asian="10pt" fo:background-color="#d4d4d4"/>
    </style:style>
    <style:style style:name="T6" style:family="text">
      <style:text-properties fo:color="#000000" style:font-name="Consolas"/>
    </style:style>
    <style:style style:name="T7" style:family="text">
      <style:text-properties fo:color="#6a3e3e" style:font-name="Consolas" fo:font-size="10pt" style:font-size-asian="10pt"/>
    </style:style>
    <style:style style:name="T8" style:family="text">
      <style:text-properties fo:color="#6a3e3e" style:font-name="Consolas"/>
    </style:style>
    <style:style style:name="T9" style:family="text">
      <style:text-properties fo:color="#3f7f5f" style:font-name="Consolas" fo:font-size="10pt" style:font-size-asian="10pt"/>
    </style:style>
    <style:style style:name="T10" style:family="text">
      <style:text-properties fo:color="#3f7f5f" style:font-name="Consolas" fo:font-size="10pt" style:text-underline-style="solid" style:text-underline-width="auto" style:text-underline-color="font-color" style:font-size-asian="10pt"/>
    </style:style>
    <style:style style:name="T11" style:family="text">
      <style:text-properties fo:color="#3f7f5f" style:font-name="Consolas"/>
    </style:style>
    <style:style style:name="T12" style:family="text">
      <style:text-properties fo:color="#3f7f5f" style:font-name="Consolas" style:text-underline-style="solid" style:text-underline-width="auto" style:text-underline-color="font-color"/>
    </style:style>
    <style:style style:name="T13" style:family="text">
      <style:text-properties fo:color="#0000c0" style:font-name="Consolas" fo:font-size="10pt" style:font-size-asian="10pt"/>
    </style:style>
    <style:style style:name="T14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15" style:family="text">
      <style:text-properties fo:color="#0000c0" style:font-name="Consolas"/>
    </style:style>
    <style:style style:name="T16" style:family="text">
      <style:text-properties fo:font-variant="normal" fo:text-transform="none" fo:color="#000000" style:font-name="ff0" fo:font-size="66.75pt" fo:letter-spacing="normal" fo:font-style="normal" fo:font-weight="normal" loext:padding="0in" loext:border="none"/>
    </style:style>
    <style:style style:name="T17" style:family="text">
      <style:text-properties fo:font-variant="normal" fo:text-transform="none" fo:color="#000000" style:font-name="ff0" fo:letter-spacing="normal" fo:font-style="normal" fo:font-weight="normal" loext:padding="0in" loext:border="none"/>
    </style:style>
    <style:style style:name="T18" style:family="text">
      <style:text-properties fo:font-variant="normal" fo:text-transform="none" fo:color="#000000" fo:letter-spacing="normal" loext:padding="0in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3">import</text:span><text:span text:style-name="T6"> java.util.Iterator;</text:span></text:p>
      <text:p text:style-name="P5"><text:span text:style-name="T3">import</text:span><text:span text:style-name="T6"> java.util.LinkedHashSet;</text:span></text:p>
      <text:p text:style-name="P4"/>
      <text:p text:style-name="P5"><text:span text:style-name="T3">public</text:span><text:span text:style-name="T6"> </text:span><text:span text:style-name="T3">class</text:span><text:span text:style-name="T6"> UserCode {</text:span></text:p>
      <text:p text:style-name="P4"/>
      <text:p text:style-name="P5"><text:span text:style-name="T6"><text:tab/></text:span><text:span text:style-name="T3">public</text:span><text:span text:style-name="T6"> </text:span><text:span text:style-name="T3">static</text:span><text:span text:style-name="T6"> </text:span><text:span text:style-name="T3">int</text:span><text:span text:style-name="T6"> sumOfEvenNos(</text:span><text:span text:style-name="T3">int</text:span><text:span text:style-name="T6">[] </text:span><text:span text:style-name="T8">a</text:span><text:span text:style-name="T6">) {</text:span></text:p>
      <text:p text:style-name="P4"/>
      <text:p text:style-name="P5"><text:span text:style-name="T6"><text:tab/><text:tab/></text:span><text:span text:style-name="T11">/*</text:span></text:p>
      <text:p text:style-name="P5"><text:span text:style-name="T11"><text:tab/><text:tab/> * Given integer array </text:span></text:p>
      <text:p text:style-name="P5"><text:span text:style-name="T11"><text:tab/><text:tab/> * input :</text:span><text:span text:style-name="T12">int</text:span><text:span text:style-name="T11">[] </text:span><text:span text:style-name="T12">arr</text:span><text:span text:style-name="T11">={2,3,5,4,1,6,7,7,9}; </text:span></text:p>
      <text:p text:style-name="P5"><text:span text:style-name="T11"><text:tab/><text:tab/> * output : 12</text:span></text:p>
      <text:p text:style-name="P5"><text:span text:style-name="T11"><text:tab/><text:tab/> * </text:span></text:p>
      <text:p text:style-name="P5"><text:span text:style-name="T11"><text:tab/><text:tab/> * Remove the duplicate elements and print sum of even numbers in the</text:span></text:p>
      <text:p text:style-name="P5"><text:span text:style-name="T11"><text:tab/><text:tab/> * array.. print -1 if </text:span><text:span text:style-name="T12">arr</text:span><text:span text:style-name="T11"> contains only odd numbers</text:span></text:p>
      <text:p text:style-name="P5"><text:span text:style-name="T11"><text:tab/><text:tab/> */</text:span></text:p>
      <text:p text:style-name="P4"/>
      <text:p text:style-name="P5"><text:span text:style-name="T6"><text:tab/><text:tab/></text:span><text:span text:style-name="T3">int</text:span><text:span text:style-name="T6"> </text:span><text:span text:style-name="T8">sum</text:span><text:span text:style-name="T6"> = 0;</text:span></text:p>
      <text:p text:style-name="P5"><text:span text:style-name="T6"><text:tab/><text:tab/>LinkedHashSet&lt;Integer&gt; </text:span><text:span text:style-name="T8">hm</text:span><text:span text:style-name="T6"> = </text:span><text:span text:style-name="T3">new</text:span><text:span text:style-name="T6"> LinkedHashSet&lt;Integer&gt;();</text:span></text:p>
      <text:p text:style-name="P5"><text:span text:style-name="T6"><text:tab/><text:tab/></text:span><text:span text:style-name="T3">for</text:span><text:span text:style-name="T6"> (</text:span><text:span text:style-name="T3">int</text:span><text:span text:style-name="T6"> </text:span><text:span text:style-name="T8">i</text:span><text:span text:style-name="T6"> = 0; </text:span><text:span text:style-name="T8">i</text:span><text:span text:style-name="T6"> &lt; </text:span><text:span text:style-name="T8">a</text:span><text:span text:style-name="T6">.</text:span><text:span text:style-name="T15">length</text:span><text:span text:style-name="T6">; </text:span><text:span text:style-name="T8">i</text:span><text:span text:style-name="T6">++) {</text:span></text:p>
      <text:p text:style-name="P5"><text:span text:style-name="T6"><text:tab/><text:tab/></text:span><text:span text:style-name="T8">hm</text:span><text:span text:style-name="T6">.add(</text:span><text:span text:style-name="T8">a</text:span><text:span text:style-name="T6">[</text:span><text:span text:style-name="T8">i</text:span><text:span text:style-name="T6">]);</text:span></text:p>
      <text:p text:style-name="P5"><text:span text:style-name="T6"><text:tab/><text:tab/>}</text:span></text:p>
      <text:p text:style-name="P5"><text:span text:style-name="T6"><text:tab/><text:tab/>Iterator&lt;Integer&gt; </text:span><text:span text:style-name="T8">lm</text:span><text:span text:style-name="T6"> = </text:span><text:span text:style-name="T8">hm</text:span><text:span text:style-name="T6">.iterator();</text:span></text:p>
      <text:p text:style-name="P5"><text:span text:style-name="T6"><text:tab/><text:tab/></text:span><text:span text:style-name="T3">while</text:span><text:span text:style-name="T6"> (</text:span><text:span text:style-name="T8">lm</text:span><text:span text:style-name="T6">.hasNext()) {</text:span></text:p>
      <text:p text:style-name="P5"><text:span text:style-name="T6"><text:tab/><text:tab/></text:span><text:span text:style-name="T3">int</text:span><text:span text:style-name="T6"> </text:span><text:span text:style-name="T8">b</text:span><text:span text:style-name="T6"> = </text:span><text:span text:style-name="T8">lm</text:span><text:span text:style-name="T6">.next();</text:span></text:p>
      <text:p text:style-name="P5"><text:span text:style-name="T6"><text:tab/><text:tab/></text:span><text:span text:style-name="T3">if</text:span><text:span text:style-name="T6"> (</text:span><text:span text:style-name="T8">b</text:span><text:span text:style-name="T6"> % 2 == 0)</text:span></text:p>
      <text:p text:style-name="P5"><text:span text:style-name="T6"><text:tab/><text:tab/></text:span><text:span text:style-name="T8">sum</text:span><text:span text:style-name="T6"> = </text:span><text:span text:style-name="T8">sum</text:span><text:span text:style-name="T6"> + </text:span><text:span text:style-name="T8">b</text:span><text:span text:style-name="T6">;</text:span></text:p>
      <text:p text:style-name="P5"><text:span text:style-name="T6"><text:tab/><text:tab/> </text:span></text:p>
      <text:p text:style-name="P5"><text:span text:style-name="T6"><text:tab/><text:tab/>}</text:span></text:p>
      <text:p text:style-name="P5"><text:span text:style-name="T6"><text:tab/><text:tab/></text:span><text:span text:style-name="T3">return</text:span><text:span text:style-name="T6"> </text:span><text:span text:style-name="T8">sum</text:span><text:span text:style-name="T6">;</text:span></text:p>
      <text:p text:style-name="P4"/>
      <text:p text:style-name="P5"><text:span text:style-name="T6"><text:tab/>}</text:span></text:p>
      <text:p text:style-name="P4"/>
      <text:p text:style-name="P5"><text:span text:style-name="T6">}</text:span></text:p>
      <text:p text:style-name="P1"/>
      <text:p text:style-name="P1"/>
      <text:p text:style-name="P6"/>
      <text:p text:style-name="P7"><text:span text:style-name="T4"><text:tab/></text:span><text:span text:style-name="T1">public</text:span><text:span text:style-name="T4"> </text:span><text:span text:style-name="T1">static</text:span><text:span text:style-name="T4"> </text:span><text:span text:style-name="T5">String[]</text:span><text:span text:style-name="T4"> input(Map&lt;String,String&gt; </text:span><text:span text:style-name="T7">m1</text:span><text:span text:style-name="T4"> ,String </text:span><text:span text:style-name="T7">s2</text:span><text:span text:style-name="T4">) {</text:span></text:p>
      <text:p text:style-name="P2"><text:span text:style-name="T4"><text:tab/></text:span></text:p>
      <text:p text:style-name="P2"><text:span text:style-name="T4"><text:tab/></text:span><text:span text:style-name="T9">/*<text:tab/>Write a Program that gets input as </text:span><text:span text:style-name="T10">Hashmap</text:span><text:span text:style-name="T9"> values.</text:span></text:p>
      <text:p text:style-name="P2"><text:span text:style-name="T9"><text:tab/> * <text:s/>Print the keys that matched the given value in string array.</text:span></text:p>
      <text:p text:style-name="P2"><text:span text:style-name="T9"><text:tab/> </text:span></text:p>
      <text:p text:style-name="P2"><text:span text:style-name="T9"><text:tab/> * <text:s/>I/P </text:span><text:span text:style-name="T10">hashmap</text:span><text:span text:style-name="T9">&lt;String String&gt;{"ram:hari","cisco:barfi","honeywell:cs","cts:hari"};</text:span></text:p>
      <text:p text:style-name="P2"><text:span text:style-name="T9"><text:tab/> <text:s text:c="3"/>I/p 2="</text:span><text:span text:style-name="T10">hari</text:span><text:span text:style-name="T9">";</text:span></text:p>
      <text:p text:style-name="P2"><text:span text:style-name="T9"><text:tab/> <text:s text:c="3"/></text:span></text:p>
      <text:p text:style-name="P2"><text:span text:style-name="T9"><text:tab/><text:tab/>o/p string[]={"ram","</text:span><text:span text:style-name="T10">cts</text:span><text:span text:style-name="T9">"}; <text:s text:c="3"/>*/</text:span></text:p>
      <text:p text:style-name="P2"><text:span text:style-name="T4"><text:tab/><text:tab/>ArrayList&lt;String&gt;</text:span><text:span text:style-name="T7">l1</text:span><text:span text:style-name="T4">=</text:span><text:span text:style-name="T1">new</text:span><text:span text:style-name="T4"> ArrayList&lt;String&gt;();</text:span></text:p>
      <text:p text:style-name="P2"><text:span text:style-name="T4"><text:tab/><text:tab/></text:span><text:span text:style-name="T1">for</text:span><text:span text:style-name="T4">(Entry&lt;String, String&gt; </text:span><text:span text:style-name="T7">m</text:span><text:span text:style-name="T4">:</text:span><text:span text:style-name="T7">m1</text:span><text:span text:style-name="T4">.entrySet()){</text:span></text:p>
      <text:p text:style-name="P2"><text:span text:style-name="T4"><text:tab/><text:tab/><text:tab/></text:span><text:span text:style-name="T7">m</text:span><text:span text:style-name="T4">.getKey();</text:span></text:p>
      <text:p text:style-name="P2"><text:span text:style-name="T4"><text:tab/><text:tab/><text:tab/></text:span><text:span text:style-name="T7">m</text:span><text:span text:style-name="T4">.getValue();</text:span></text:p>
      <text:p text:style-name="P2"><text:span text:style-name="T4"><text:tab/><text:tab/><text:tab/></text:span><text:span text:style-name="T1">if</text:span><text:span text:style-name="T4">(</text:span><text:span text:style-name="T7">m</text:span><text:span text:style-name="T4">.getValue().equals(</text:span><text:span text:style-name="T7">s2</text:span><text:span text:style-name="T4">)) </text:span><text:span text:style-name="T7">l1</text:span><text:span text:style-name="T4">.add(</text:span><text:span text:style-name="T7">m</text:span><text:span text:style-name="T4">.getKey());</text:span></text:p>
      <text:p text:style-name="P2"><text:span text:style-name="T4"><text:tab/><text:tab/><text:tab/>} </text:span></text:p>
      <text:p text:style-name="P2"><text:span text:style-name="T4"><text:tab/><text:tab/>String[] </text:span><text:span text:style-name="T7">op</text:span><text:span text:style-name="T4">= </text:span><text:span text:style-name="T1">new</text:span><text:span text:style-name="T4"> String[</text:span><text:span text:style-name="T7">l1</text:span><text:span text:style-name="T4">.size()];</text:span></text:p>
      <text:p text:style-name="P2"><text:span text:style-name="T4"><text:tab/><text:tab/></text:span><text:span text:style-name="T1">for</text:span><text:span text:style-name="T4">(</text:span><text:span text:style-name="T1">int</text:span><text:span text:style-name="T4"> </text:span><text:span text:style-name="T7">i</text:span><text:span text:style-name="T4">=0;</text:span><text:span text:style-name="T7">i</text:span><text:span text:style-name="T4">&lt;</text:span><text:span text:style-name="T7">l1</text:span><text:span text:style-name="T4">.size();</text:span><text:span text:style-name="T7">i</text:span><text:span text:style-name="T4">++){</text:span></text:p>
      <text:p text:style-name="P2"><text:span text:style-name="T4"><text:tab/><text:tab/><text:tab/></text:span><text:span text:style-name="T7">op</text:span><text:span text:style-name="T4">[</text:span><text:span text:style-name="T7">i</text:span><text:span text:style-name="T4">]=</text:span><text:span text:style-name="T7">l1</text:span><text:span text:style-name="T4">.get(</text:span><text:span text:style-name="T7">i</text:span><text:span text:style-name="T4">) ;</text:span></text:p>
      <text:p text:style-name="P2"><text:soft-page-break/><text:span text:style-name="T4"><text:tab/><text:tab/><text:tab/>System.</text:span><text:span text:style-name="T14">out</text:span><text:span text:style-name="T4">.println(</text:span><text:span text:style-name="T7">op</text:span><text:span text:style-name="T4">[</text:span><text:span text:style-name="T7">i</text:span><text:span text:style-name="T4">]);</text:span></text:p>
      <text:p text:style-name="P2"><text:span text:style-name="T4"><text:tab/><text:tab/>}</text:span></text:p>
      <text:p text:style-name="P2"><text:span text:style-name="T4"><text:tab/></text:span><text:span text:style-name="T2">return</text:span><text:span text:style-name="T5"> </text:span><text:span text:style-name="T2">null</text:span><text:span text:style-name="T5">;</text:span></text:p>
      <text:p text:style-name="P2"><text:span text:style-name="T4"><text:tab/><text:tab/></text:span></text:p>
      <text:p text:style-name="P2"><text:span text:style-name="T4"><text:tab/>}</text:span></text:p>
      <text:p text:style-name="P3"/>
      <text:p text:style-name="P7"><text:span text:style-name="T4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f0" svg:font-family="ff0, 'Times New Roman', Times, serif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14:30:52.471000000</meta:creation-date>
    <dc:date>2019-05-28T14:56:37.849000000</dc:date>
    <meta:editing-duration>PT15M35S</meta:editing-duration>
    <meta:editing-cycles>1</meta:editing-cycles>
    <meta:document-statistic meta:table-count="0" meta:image-count="0" meta:object-count="0" meta:page-count="2" meta:paragraph-count="51" meta:word-count="163" meta:character-count="1255" meta:non-whitespace-character-count="1024"/>
    <meta:generator>LibreOffice/5.1.5.2$Windows_X86_64 LibreOffice_project/7a864d8825610a8c07cfc3bc01dd4fce6a9447e5</meta:generator>
  </office:meta>
</office:document-meta>
</file>